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P17" style:parent-style-name="Normalny" style:family="paragraph"/>
    <style:style style:name="P18" style:parent-style-name="Normalny" style:family="paragraph"/>
    <style:style style:name="P19" style:parent-style-name="Normalny" style:family="paragraph"/>
    <style:style style:name="P20" style:parent-style-name="Normalny" style:family="paragraph"/>
    <style:style style:name="P21" style:parent-style-name="Normalny" style:family="paragraph"/>
    <style:style style:name="P22" style:parent-style-name="Normalny" style:family="paragraph"/>
    <style:style style:name="P23" style:parent-style-name="Normalny" style:family="paragraph"/>
    <style:style style:name="P24" style:parent-style-name="Normalny" style:family="paragraph">
      <style:text-properties fo:font-weight="bold" style:font-weight-asian="bold" style:font-weight-complex="bold"/>
    </style:style>
    <style:style style:name="T25" style:parent-style-name="Domyślnaczcionkaakapitu" style:family="text">
      <style:text-properties fo:font-weight="bold" style:font-weight-asian="bold" style:font-weight-complex="bold"/>
    </style:style>
    <style:style style:name="T26" style:parent-style-name="Domyślnaczcionkaakapitu" style:family="text">
      <style:text-properties fo:font-weight="bold" style:font-weight-asian="bold" style:font-weight-complex="bold"/>
    </style:style>
    <style:style style:name="P27" style:parent-style-name="Normalny" style:family="paragraph"/>
    <style:style style:name="T28" style:parent-style-name="Domyślnaczcionkaakapitu" style:family="text">
      <style:text-properties fo:font-weight="bold" style:font-weight-asian="bold" style:font-weight-complex="bold"/>
    </style:style>
    <style:style style:name="P29" style:parent-style-name="Normalny" style:family="paragraph"/>
    <style:style style:name="P30" style:parent-style-name="Normalny" style:family="paragraph"/>
    <style:style style:name="T31" style:parent-style-name="Domyślnaczcionkaakapitu" style:family="text">
      <style:text-properties fo:font-weight="bold" style:font-weight-asian="bold" style:font-weight-complex="bold"/>
    </style:style>
    <style:style style:name="P32" style:parent-style-name="Normalny" style:family="paragraph"/>
    <style:style style:name="P33" style:parent-style-name="Normalny" style:family="paragraph"/>
    <style:style style:name="T34" style:parent-style-name="Domyślnaczcionkaakapitu" style:family="text">
      <style:text-properties fo:font-weight="bold" style:font-weight-asian="bold" style:font-weight-complex="bold"/>
    </style:style>
    <style:style style:name="P35" style:parent-style-name="Normalny" style:family="paragraph"/>
    <style:style style:name="P36" style:parent-style-name="Normalny" style:family="paragraph"/>
    <style:style style:name="P37" style:parent-style-name="Normalny" style:family="paragraph"/>
    <style:style style:name="P38" style:parent-style-name="Normalny" style:family="paragraph"/>
    <style:style style:name="T39" style:parent-style-name="Domyślnaczcionkaakapitu" style:family="text">
      <style:text-properties fo:font-weight="bold" style:font-weight-asian="bold" style:font-weight-complex="bold"/>
    </style:style>
    <style:style style:name="P40" style:parent-style-name="Normalny" style:family="paragraph"/>
    <style:style style:name="P41" style:parent-style-name="Normalny" style:family="paragraph"/>
    <style:style style:name="T42" style:parent-style-name="Domyślnaczcionkaakapitu" style:family="text">
      <style:text-properties fo:font-weight="bold" style:font-weight-asian="bold" style:font-weight-complex="bold"/>
    </style:style>
    <style:style style:name="P43" style:parent-style-name="Normalny" style:family="paragraph"/>
    <style:style style:name="P44" style:parent-style-name="Normalny" style:family="paragraph"/>
    <style:style style:name="T45" style:parent-style-name="Domyślnaczcionkaakapitu" style:family="text">
      <style:text-properties fo:font-weight="bold" style:font-weight-asian="bold" style:font-weight-complex="bold"/>
    </style:style>
    <style:style style:name="P46" style:parent-style-name="Normalny" style:family="paragraph"/>
    <style:style style:name="T47" style:parent-style-name="Domyślnaczcionkaakapitu" style:family="text">
      <style:text-properties fo:font-weight="bold" style:font-weight-asian="bold" style:font-weight-complex="bold"/>
    </style:style>
    <style:style style:name="P48" style:parent-style-name="Normalny" style:family="paragraph"/>
    <style:style style:name="P49" style:parent-style-name="Normalny" style:family="paragraph"/>
    <style:style style:name="P50" style:parent-style-name="Normalny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orządek obrad:</text:p>
      <text:p text:style-name="Normalny"><text:span text:style-name="T16">PORZĄDEK OBRAD SPOTKANIA</text:span><text:line-break/>Data spotkania: [Data]<text:line-break/>Godzina: [Godzina]<text:line-break/>Miejsce: [Miejsce]<text:line-break/>Prowadzący: [Imię i nazwisko]</text:p>
      <text:list text:style-name="LFO4" text:continue-numbering="true">
        <text:list-item>
          <text:p text:style-name="P17">Powitanie i przedstawienie celu spotkania</text:p>
        </text:list-item>
        <text:list-item>
          <text:p text:style-name="P18">Omówienie postępów projektu</text:p>
        </text:list-item>
        <text:list-item>
          <text:p text:style-name="P19">Przegląd zadań i przypisanie odpowiedzialności</text:p>
        </text:list-item>
        <text:list-item>
          <text:p text:style-name="P20">Analiza ryzyk i planów zarządzania</text:p>
        </text:list-item>
        <text:list-item>
          <text:p text:style-name="P21">Dyskusja nad nowymi wyzwaniami</text:p>
        </text:list-item>
        <text:list-item>
          <text:p text:style-name="P22">Podsumowanie spotkania i ustalenie dalszych kroków</text:p>
        </text:list-item>
        <text:list-item>
          <text:p text:style-name="P23">Zakończenie spotkania</text:p>
        </text:list-item>
      </text:list>
      <text:p text:style-name="Normalny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24">Protokół:</text:p>
      <text:p text:style-name="Normalny"><text:span text:style-name="T25">PROTOKÓŁ ZE SPOTKANIA</text:span><text:line-break/>Data spotkania: [Data]<text:line-break/>Godzina rozpoczęcia: [Godzina rozpoczęcia]<text:line-break/>Godzina zakończenia: [Godzina zakończenia]<text:line-break/>Uczestnicy: [Lista uczestników]</text:p>
      <text:p text:style-name="Normalny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26">Porządek obrad i dyskusje:</text:span></text:p>
      <text:list text:style-name="LFO5" text:continue-numbering="true">
        <text:list-item>
          <text:p text:style-name="P27"><text:span text:style-name="T28">Powitanie i cel spotkania</text:span></text:p>
          <text:list text:continue-numbering="true">
            <text:list-item>
              <text:p text:style-name="P29">Prowadzący spotkanie przywitał wszystkich uczestników i przedstawił cel spotkania.</text:p>
            </text:list-item>
          </text:list>
        </text:list-item>
        <text:list-item>
          <text:p text:style-name="P30"><text:span text:style-name="T31">Omówienie postępów projektu</text:span></text:p>
          <text:list text:continue-numbering="true">
            <text:list-item>
              <text:p text:style-name="P32">[Podsumowanie omówionych postępów]</text:p>
            </text:list-item>
          </text:list>
        </text:list-item>
        <text:list-item>
          <text:p text:style-name="P33"><text:span text:style-name="T34">Przegląd zadań i przypisanie odpowiedzialności</text:span></text:p>
          <text:list text:continue-numbering="true">
            <text:list-item>
              <text:p text:style-name="P35">[Zadanie 1] – odpowiedzialny: [Imię i nazwisko]</text:p>
            </text:list-item>
            <text:list-item>
              <text:p text:style-name="P36">[Zadanie 2] – odpowiedzialny: [Imię i nazwisko]</text:p>
            </text:list-item>
            <text:list-item>
              <text:p text:style-name="P37">...</text:p>
            </text:list-item>
          </text:list>
        </text:list-item>
        <text:list-item>
          <text:p text:style-name="P38"><text:span text:style-name="T39">Analiza ryzyk i planów zarządzania</text:span></text:p>
          <text:list text:continue-numbering="true">
            <text:list-item>
              <text:p text:style-name="P40">[Wszystkie omawiane ryzyka i plany zarządzania]</text:p>
            </text:list-item>
          </text:list>
        </text:list-item>
        <text:list-item>
          <text:p text:style-name="P41"><text:span text:style-name="T42">Dyskusja nad nowymi wyzwaniami</text:span></text:p>
          <text:list text:continue-numbering="true">
            <text:list-item>
              <text:p text:style-name="P43">[Podsumowanie dyskusji]</text:p>
            </text:list-item>
          </text:list>
        </text:list-item>
        <text:list-item>
          <text:p text:style-name="P44"><text:span text:style-name="T45">Podsumowanie spotkania i dalsze kroki</text:span></text:p>
          <text:list text:continue-numbering="true">
            <text:list-item>
              <text:p text:style-name="P46">Ustalono, że [Opis ustaleń i dalszych działań]</text:p>
            </text:list-item>
          </text:list>
        </text:list-item>
      </text:list>
      <text:p text:style-name="Normalny"><draw:custom-shape svg:x="0in" svg:y="0in" svg:width="44.06736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47">Podpisy uczestników:</text:span></text:p>
      <text:list text:style-name="LFO6" text:continue-numbering="true">
        <text:list-item>
          <text:p text:style-name="P48">[Imię i nazwisko] – [Stanowisko]</text:p>
        </text:list-item>
        <text:list-item>
          <text:p text:style-name="P49">[Imię i nazwisko] – [Stanowisko]</text:p>
        </text:list-item>
        <text:list-item>
          <text:p text:style-name="P50">[Imię i nazwisko] – [Stanowisko]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 fo:text-indent="0.3937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HeaderandFooter"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ppendix" style:display-name="Appendix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agłówek" style:family="paragraph">
      <style:paragraph-properties fo:text-align="center"/>
    </style:style>
    <style:style style:name="T3" style:parent-style-name="Domyślnaczcionkaakapitu" style:family="text">
      <style:text-properties fo:font-weight="bold" style:font-weight-asian="bold" style:font-weight-complex="bold" fo:color="#A9A9A9"/>
    </style:style>
    <style:style style:name="T4" style:parent-style-name="Domyślnaczcionkaakapitu" style:family="text">
      <style:text-properties fo:color="#A9A9A9"/>
    </style:style>
    <style:style style:name="P5" style:parent-style-name="Nagłówek" style:family="paragraph">
      <style:paragraph-properties fo:text-align="center"/>
    </style:style>
    <style:style style:name="T6" style:parent-style-name="Domyślnaczcionkaakapitu" style:family="text">
      <style:text-properties fo:color="#A9A9A9"/>
    </style:style>
    <style:style style:name="P7" style:parent-style-name="Nagłówek" style:family="paragraph">
      <style:paragraph-properties fo:text-align="center"/>
    </style:style>
    <style:style style:name="T8" style:parent-style-name="Domyślnaczcionkaakapitu" style:family="text">
      <style:text-properties fo:color="#A9A9A9"/>
    </style:style>
    <style:style style:name="P9" style:parent-style-name="Nagłówek" style:family="paragraph">
      <style:paragraph-properties fo:text-align="center"/>
    </style:style>
    <style:style style:name="T10" style:parent-style-name="Domyślnaczcionkaakapitu" style:family="text">
      <style:text-properties fo:font-weight="bold" style:font-weight-asian="bold" style:font-weight-complex="bold" fo:color="#A9A9A9"/>
    </style:style>
    <style:style style:name="T11" style:parent-style-name="Domyślnaczcionkaakapitu" style:family="text">
      <style:text-properties fo:color="#A9A9A9"/>
    </style:style>
    <style:style style:name="P12" style:parent-style-name="Nagłówek" style:family="paragraph">
      <style:paragraph-properties fo:text-align="center"/>
    </style:style>
    <style:style style:name="T13" style:parent-style-name="Domyślnaczcionkaakapitu" style:family="text">
      <style:text-properties fo:color="#A9A9A9"/>
    </style:style>
    <style:style style:name="P14" style:parent-style-name="Nagłówek" style:family="paragraph">
      <style:paragraph-properties fo:text-align="center"/>
    </style:style>
    <style:style style:name="T15" style:parent-style-name="Domyślnaczcionkaakapitu" style:family="text">
      <style:text-properties fo:color="#A9A9A9"/>
    </style:style>
  </office:automatic-styles>
  <office:master-styles>
    <style:master-page style:name="MP0" style:page-layout-name="PL0">
      <style:header>
        <text:p text:style-name="P2"><text:span text:style-name="T3">RavaDev<text:s/></text:span><text:span text:style-name="T4">Spółka z ograniczoną odpowiedzialnością.</text:span></text:p>
        <text:p text:style-name="P5"><text:span text:style-name="T6">© 2024</text:span></text:p>
        <text:p text:style-name="P7"><text:span text:style-name="T8">Wszelkie prawa zastrzeżone.</text:span></text:p>
      </style:header>
      <style:footer>
        <text:p text:style-name="P9"><text:span text:style-name="T10">RavaDev<text:s/></text:span><text:span text:style-name="T11">Spółka z ograniczoną odpowiedzialnością.</text:span></text:p>
        <text:p text:style-name="P12"><text:span text:style-name="T13">© 2024</text:span></text:p>
        <text:p text:style-name="P14"><text:span text:style-name="T15">Wszelkie prawa zastrzeżon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ymoteusz Szarlej</dc:creator>
    <meta:creation-date>2024-12-15T22:44:00Z</meta:creation-date>
    <dc:date>2024-12-16T19:22:00Z</dc:date>
    <meta:template xlink:href="Normal" xlink:type="simple"/>
    <meta:editing-cycles>5</meta:editing-cycles>
    <meta:editing-duration>PT57240S</meta:editing-duration>
    <meta:document-statistic meta:page-count="1" meta:paragraph-count="2" meta:word-count="179" meta:character-count="1255" meta:row-count="8" meta:non-whitespace-character-count="1078"/>
  </office:meta>
</office:document-meta>
</file>